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73763"/>
    </style:style>
    <style:style style:name="Table3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4" style:family="table">
      <style:table-properties style:width="5.6042in" fo:margin-top="0in" fo:margin-bottom="0in" fo:break-before="auto" fo:break-after="auto" table:align="center"/>
    </style:style>
    <style:style style:name="Table4.A" style:family="table-column">
      <style:table-column-properties style:column-width="5.604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in" fo:border="1pt solid #000000"/>
    </style:style>
    <style:style style:name="Table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6" style:family="table">
      <style:table-properties style:width="6.3in" fo:margin-left="0in" fo:margin-top="0in" fo:margin-bottom="0in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9" style:family="table">
      <style:table-properties style:width="6.3in" fo:margin-left="0in" fo:margin-top="0in" fo:margin-bottom="0in" table:align="left" style:writing-mode="lr-tb"/>
    </style:style>
    <style:style style:name="Table9.A" style:family="table-column">
      <style:table-column-properties style:column-width="6.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0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6.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break-before="auto" fo:break-after="auto" fo:padding="0in" fo:border="none"/>
    </style:style>
    <style:style style:name="P5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line-height="100%" fo:break-before="auto" fo:break-after="auto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Heading_20_3">
      <style:paragraph-properties fo:line-height="100%"/>
    </style:style>
    <style:style style:name="P13" style:family="paragraph" style:parent-style-name="Heading_20_1">
      <style:paragraph-properties fo:break-before="auto" fo:break-after="auto" fo:padding="0in" fo:border="none"/>
    </style:style>
    <style:style style:name="P14" style:family="paragraph" style:parent-style-name="Heading_20_1">
      <style:paragraph-properties fo:break-before="auto" fo:break-after="auto"/>
    </style:style>
    <style:style style:name="P15" style:family="paragraph" style:parent-style-name="Heading_20_1">
      <style:paragraph-properties fo:text-align="center" style:justify-single-word="false" fo:break-before="auto" fo:break-after="auto"/>
    </style:style>
    <style:style style:name="P16" style:family="paragraph" style:parent-style-name="Heading_20_2">
      <style:paragraph-properties fo:margin-top="0in" fo:margin-bottom="0in" loext:contextual-spacing="false" fo:line-height="100%"/>
    </style:style>
    <style:style style:name="P17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8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0000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mtfbt42gs2z"/><text:bookmark text:name="7yeqdhv1cmtq"/>實作學習單</text:p>
      <text:p text:style-name="P17"><text:bookmark text:name="_tkyt2bcz84xj"/>自然語言處理的比較分析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1">詳細操作請參考課程網頁的投影片：<text:line-break/></text:span><text:a xlink:type="simple" xlink:href="http://l.pulipuli.info/22/ncku" text:style-name="ListLabel_20_10" text:visited-style-name="ListLabel_20_10"><text:span text:style-name="T2">http://l.pulipuli.info/22/ncku</text:span></text:a></text:p>
          </table:table-cell>
        </table:table-row>
      </table:table>
      <text:p text:style-name="P4"/>
      <text:p text:style-name="P4"><draw:rect text:anchor-type="as-char" style:rel-width="100%" draw:z-index="0" draw:style-name="gr1" draw:text-style-name="P19" svg:width="0.0012in" svg:height="0.0213in"><text:p/></draw:rect></text:p>
      <text:p text:style-name="P13"><text:bookmark text:name="_plvooxxod70r"/>1. 資料集描述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bookmark text:name="_drsddjoclhjf"/>介紹您的資料集</text:p>
            <text:p text:style-name="P1"/>
            <text:p text:style-name="P1">請自行選擇合適進行比較分析的資料集。請包含以下內容：</text:p>
            <text:list xml:id="list2821584248" text:style-name="WWNum1">
              <text:list-item>
                <text:p text:style-name="P10">資料來源</text:p>
              </text:list-item>
              <text:list-item>
                <text:p text:style-name="P10">資料內容簡介</text:p>
              </text:list-item>
              <text:list-item>
                <text:p text:style-name="P10">資料類別</text:p>
              </text:list-item>
              <text:list-item>
                <text:p text:style-name="P10">資料類別簡介</text:p>
              </text:list-item>
            </text:list>
            <text:p text:style-name="P1"/>
          </table:table-cell>
        </table:table-row>
      </table:table>
      <text:p text:style-name="P7"/>
      <text:p text:style-name="P6"/>
      <text:p text:style-name="P6"><draw:rect text:anchor-type="as-char" style:rel-width="100%" draw:z-index="1" draw:style-name="gr1" draw:text-style-name="P19" svg:width="0.0012in" svg:height="0.0213in"><text:p/></draw:rect></text:p>
      <text:p text:style-name="P13"><text:bookmark text:name="_7mu0bz72ia94"/>2. 比較分析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bookmark text:name="_qy1kzvq2os"/>2-1. 請依序列出不同類別的前10筆比較結果</text:p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2"><text:span text:style-name="T5">參考答案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1">rate_class=negative</text:p>
                  <text:p text:style-name="P1"/>
                  <text:p text:style-name="P3">[_毒死 &gt; 0]: 12 ==&gt; [rate_class=negative]: 12 <text:s text:c="2"/>&lt;conf:(1)&gt; lift:(2) lev:(0) conv:(6) </text:p>
                  <text:p text:style-name="P3">[_強姦 &gt; 0]: 11 ==&gt; [rate_class=negative]: 11 <text:s text:c="2"/>&lt;conf:(1)&gt; lift:(2) lev:(0) conv:(5.5) </text:p>
                  <text:p text:style-name="P3">[_屁 &gt; 0]: 11 ==&gt; [rate_class=negative]: 11 <text:s text:c="2"/>&lt;conf:(1)&gt; lift:(2) lev:(0) conv:(5.5) </text:p>
                  <text:p text:style-name="P3">[_操 &gt; 0]: 11 ==&gt; [rate_class=negative]: 11 <text:s text:c="2"/>&lt;conf:(1)&gt; lift:(2) lev:(0) conv:(5.5) </text:p>
                  <text:p text:style-name="P3">[_納粹 &gt; 0]: 9 ==&gt; [rate_class=negative]: 9 <text:s text:c="2"/>&lt;conf:(1)&gt; lift:(2) lev:(0) conv:(4.5) </text:p>
                  <text:p text:style-name="P3">[_這人 &gt; 0]: 8 ==&gt; [rate_class=negative]: 8 <text:s text:c="2"/>&lt;conf:(1)&gt; lift:(2) lev:(0) conv:(4) </text:p>
                  <text:p text:style-name="P3">[_漢語 &gt; 0]: 8 ==&gt; [rate_class=negative]: 8 <text:s text:c="2"/>&lt;conf:(1)&gt; lift:(2) lev:(0) conv:(4) </text:p>
                  <text:p text:style-name="P3">[_借給 &gt; 0]: 7 ==&gt; [rate_class=negative]: 7 <text:s text:c="2"/>&lt;conf:(1)&gt; lift:(2) lev:(0) conv:(3.5) </text:p>
                  <text:p text:style-name="P3">[_自卑 &gt; 0]: 7 ==&gt; [rate_class=negative]: 7 <text:s text:c="2"/>&lt;conf:(1)&gt; lift:(2) lev:(0) conv:(3.5) </text:p>
                  <text:p text:style-name="P3">[_漢奸 &gt; 0]: 7 ==&gt; [rate_class=negative]: 7 <text:s text:c="2"/>&lt;conf:(1)&gt; lift:(2) lev:(0) conv:(3.5) </text:p>
                  <text:p text:style-name="P3"/>
                  <text:p text:style-name="P3">rate_class=positive</text:p>
                  <text:p text:style-name="P3">[_經典 &gt; 0]: 26 ==&gt; [rate_class=positive]: 26 <text:s text:c="2"/>&lt;conf:(1)&gt; lift:(2) lev:(0.01) conv:(13) </text:p>
                  <text:p text:style-name="P3">[_令人 &gt; 0]: 25 ==&gt; [rate_class=positive]: 25 <text:s text:c="2"/>&lt;conf:(1)&gt; lift:(2) lev:(0.01) conv:(12.5) </text:p>
                  <text:p text:style-name="P3">[_總體 &gt; 0]: 21 ==&gt; [rate_class=positive]: 21 <text:s text:c="2"/>&lt;conf:(1)&gt; lift:(2) lev:(0.01) conv:(10.5) </text:p>
                  <text:p text:style-name="P3">[_節奏 &gt; 0]: 17 ==&gt; [rate_class=positive]: 17 <text:s text:c="2"/>&lt;conf:(1)&gt; lift:(2) lev:(0.01) conv:(8.5) </text:p>
                  <text:p text:style-name="P3">[_優秀 &gt; 0]: 16 ==&gt; [rate_class=positive]: 16 <text:s text:c="2"/>&lt;conf:(1)&gt; lift:(2) lev:(0.01) conv:(8) </text:p>
                  <text:p text:style-name="P3">[_贊 &gt; 0]: 16 ==&gt; [rate_class=positive]: 16 <text:s text:c="2"/>&lt;conf:(1)&gt; lift:(2) lev:(0.01) conv:(8) </text:p>
                  <text:p text:style-name="P3">[_和諧 &gt; 0]: 15 ==&gt; [rate_class=positive]: 15 <text:s text:c="2"/>&lt;conf:(1)&gt; lift:(2) lev:(0.01) conv:(7.5) </text:p>
                  <text:p text:style-name="P3">[_巫師 &gt; 0]: 15 ==&gt; [rate_class=positive]: 15 <text:s text:c="2"/>&lt;conf:(1)&gt; lift:(2) lev:(0.01) conv:(7.5) </text:p>
                  <text:p text:style-name="P3">[_巔 &gt; 0]: 14 ==&gt; [rate_class=positive]: 14 <text:s text:c="2"/>&lt;conf:(1)&gt; lift:(2) lev:(0.01) conv:(7) </text:p>
                  <text:p text:style-name="P3">[_幽默 &gt; 0]: 14 ==&gt; [rate_class=positive]: 14 <text:s text:c="2"/>&lt;conf:(1)&gt; lift:(2) lev:(0.01) conv:(7) </text:p>
                  <text:p text:style-name="P3"/>
                </table:table-cell>
              </table:table-row>
            </table:table>
            <text:p text:style-name="P11"/>
          </table:table-cell>
        </table:table-row>
      </table:table>
      <text:p text:style-name="P7"/>
      <text:p text:style-name="P6"/>
      <text:p text:style-name="Heading_20_1"><text:bookmark text:name="_j24kye26n8jh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<text:bookmark text:name="_cd3p3wssyejk"/>2-2. (選填) 有其他值得注意的比較結果嗎？為什麼您覺得這個結果值得注意？</text:p>
          </table:table-cell>
        </table:table-row>
      </table:table>
      <text:p text:style-name="P1"/>
      <text:p text:style-name="P6"/>
      <text:p text:style-name="Standard"/>
      <text:p text:style-name="Standard"><draw:rect text:anchor-type="as-char" style:rel-width="100%" draw:z-index="2" draw:style-name="gr1" draw:text-style-name="P19" svg:width="0.0012in" svg:height="0.0213in"><text:p/></draw:rect></text:p>
      <text:p text:style-name="Heading_20_1"><text:bookmark text:name="_q8dhzvr4kg8r"/>3. 分析設定記錄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bookmark text:name="_8ub5dyqgpqz1"/>3-1. (選填) 請問您在Jieba斷詞分析器中調整了什麼設定？</text:p>
          </table:table-cell>
        </table:table-row>
      </table:table>
      <text:p text:style-name="P7"/>
      <text:p text:style-name="P6"/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bookmark text:name="_oc1mxbepyfe3"/>3-2. (選填) 請問您在Weka文字向量化中調整了什麼設定？</text:p>
          </table:table-cell>
        </table:table-row>
      </table:table>
      <text:p text:style-name="P7"/>
      <text:p text:style-name="P6"/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bookmark text:name="_pw5upprv2zd"/>3-3. (選填) 請問您在Weka的HotSpot熱點分析中調整了什麼設定？</text:p>
          </table:table-cell>
        </table:table-row>
      </table:table>
      <text:p text:style-name="P1"/>
      <text:p text:style-name="P6"/>
      <text:p text:style-name="P6"><draw:rect text:anchor-type="as-char" style:rel-width="100%" draw:z-index="3" draw:style-name="gr1" draw:text-style-name="P19" svg:width="0.0012in" svg:height="0.0213in"><text:p/></draw:rect></text:p>
      <text:p text:style-name="P14"><text:bookmark text:name="_uglf5dg5xwcv"/>4. 檢視文本與解釋可能原因</text:p>
      <text:p text:style-name="P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bookmark text:name="_quqazhj1rq6x"/>4-1. 請從比較結果中挑選3個以上的詞彙，每個詞彙都進行下面的練習。</text:p>
            <text:p text:style-name="P16"><text:bookmark text:name="_1boltiiyct05"/><text:span text:style-name="T6">a. 篩選有該詞彙的文本。</text:span></text:p>
            <text:p text:style-name="P1"><text:span text:style-name="T7">b. 選擇一個代表性的文本。</text:span></text:p>
            <text:p text:style-name="P1"><text:span text:style-name="T7">c. 嘗試解釋該詞彙與類別中間的關係。</text:span></text:p>
          </table:table-cell>
        </table:table-row>
      </table:table>
      <text:p text:style-name="P7"/>
      <text:p text:style-name="P12"><text:bookmark text:name="_bkdpgv4x2liq"/><text:span text:style-name="T8">詞彙1：</text:span></text:p>
      <text:p text:style-name="P7">對應類別：</text:p>
      <text:p text:style-name="P7">代表文本：</text:p>
      <text:p text:style-name="P7">詞彙與類別之間的關係：</text:p>
      <text:p text:style-name="P6"/>
      <text:p text:style-name="P12"><text:bookmark text:name="_365h5hwc4x4i"/><text:span text:style-name="T8">詞彙2：</text:span></text:p>
      <text:p text:style-name="P1">對應類別：</text:p>
      <text:p text:style-name="P1">代表文本：</text:p>
      <text:p text:style-name="P1">詞彙與類別之間的關係：</text:p>
      <text:p text:style-name="P6"/>
      <text:p text:style-name="P12"><text:bookmark text:name="_f2wuq8oorgei"/><text:span text:style-name="T8">詞彙3：</text:span></text:p>
      <text:p text:style-name="P1">對應類別：</text:p>
      <text:p text:style-name="P1"><text:soft-page-break/>代表文本：</text:p>
      <text:p text:style-name="P1">詞彙與類別之間的關係：</text:p>
      <text:p text:style-name="P6"/>
      <text:p text:style-name="P6"/>
      <text:p text:style-name="P6"><draw:rect text:anchor-type="as-char" style:rel-width="100%" draw:z-index="4" draw:style-name="gr1" draw:text-style-name="P19" svg:width="0.0012in" svg:height="0.0213in"><text:p/></draw:rect></text:p>
      <text:p text:style-name="P6"/>
      <text:p text:style-name="P15"><text:bookmark text:name="_ja9thx7mlak8"/>(<text:a xlink:type="simple" xlink:href="#7yeqdhv1cmtq" text:style-name="ListLabel_20_11" text:visited-style-name="ListLabel_20_11"><text:span text:style-name="T3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2" meta:paragraph-count="65" meta:word-count="669" meta:character-count="2241" meta:non-whitespace-character-count="1961"/>
    <meta:generator>LibreOfficeDev/6.0.5.2$Linux_X86_64 LibreOffice_project/</meta:generator>
  </office:meta>
</office:document-meta>
</file>